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.25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369cm" fo:min-width="4.243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3" draw:marker-end-width="0.1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369cm" fo:min-width="2.844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0.465cm" fo:min-width="4.246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046cm" fo:padding-top="0cm" fo:padding-bottom="0cm" fo:padding-left="0.25cm" fo:padding-right="0cm" fo:wrap-option="wrap" draw:shadow-color="#808080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7cm" fo:min-width="0.03cm" fo:padding-top="0cm" fo:padding-bottom="0cm" fo:padding-left="0.25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1.366cm" fo:padding-top="0cm" fo:padding-bottom="0cm" fo:padding-left="0.133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1.575cm" fo:padding-top="0cm" fo:padding-bottom="0cm" fo:padding-left="0.133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32cm" fo:min-width="2.623cm" fo:padding-top="0cm" fo:padding-bottom="0cm" fo:padding-left="0.133cm" fo:padding-right="0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599cm" fo:min-width="0cm" fo:padding-top="0cm" fo:padding-bottom="0cm" fo:padding-left="0.25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1.365cm" fo:padding-top="0cm" fo:padding-bottom="0cm" fo:padding-left="0.133cm" fo:padding-right="0cm" fo:wrap-option="wrap" draw:shadow-color="#808080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697cm" fo:padding-top="0cm" fo:padding-bottom="0cm" fo:padding-left="0.25cm" fo:padding-right="0cm" fo:wrap-option="wrap" draw:shadow-color="#808080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697cm" fo:padding-top="0cm" fo:padding-bottom="0cm" fo:padding-left="0.25cm" fo:padding-right="0cm" fo:wrap-option="wrap" draw:shadow-color="#808080"/>
    </style:style>
    <style:style style:name="gr1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697cm" fo:padding-top="0cm" fo:padding-bottom="0cm" fo:padding-left="0.25cm" fo:padding-right="0cm" fo:wrap-option="wrap" draw:shadow-color="#808080"/>
    </style:style>
    <style:style style:name="gr1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697cm" fo:padding-top="0cm" fo:padding-bottom="0cm" fo:padding-left="0.25cm" fo:padding-right="0cm" fo:wrap-option="wrap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0.697cm" fo:padding-top="0cm" fo:padding-bottom="0cm" fo:padding-left="0.25cm" fo:padding-right="0cm" fo:wrap-option="wrap" draw:shadow-color="#808080"/>
    </style:style>
    <style:style style:name="gr2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4cm" fo:min-width="1.815cm" fo:padding-top="0cm" fo:padding-bottom="0cm" fo:padding-left="0.25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2.623cm" fo:padding-top="0cm" fo:padding-bottom="0cm" fo:padding-left="0.133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1.366cm" fo:padding-top="0cm" fo:padding-bottom="0cm" fo:padding-left="0.133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1.575cm" fo:padding-top="0cm" fo:padding-bottom="0cm" fo:padding-left="0.133cm" fo:padding-right="0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04cm" fo:min-width="0cm" fo:padding-top="0cm" fo:padding-bottom="0cm" fo:padding-left="0.25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31cm" fo:min-width="1.365cm" fo:padding-top="0cm" fo:padding-bottom="0cm" fo:padding-left="0.133cm" fo:padding-right="0cm" fo:wrap-option="wrap" draw:shadow-color="#808080"/>
    </style:style>
    <style:style style:name="gr2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2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2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3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1.815cm" fo:padding-top="0cm" fo:padding-bottom="0cm" fo:padding-left="0.25cm" fo:padding-right="0cm" fo:wrap-option="wrap" draw:shadow-color="#808080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069cm" fo:padding-top="0cm" fo:padding-bottom="0cm" fo:padding-left="0.25cm" fo:padding-right="0cm" fo:wrap-option="wrap" draw:shadow-color="#808080"/>
    </style:style>
    <style:style style:name="gr3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6cm" fo:min-width="0.053cm" fo:padding-top="0cm" fo:padding-bottom="0cm" fo:padding-left="0.25cm" fo:padding-right="0cm" fo:wrap-option="wrap" draw:shadow-color="#808080"/>
    </style:style>
    <style:style style:name="gr3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402cm" fo:padding-top="0cm" fo:padding-bottom="0cm" fo:padding-left="0.25cm" fo:padding-right="0cm" fo:wrap-option="wrap" draw:shadow-color="#808080"/>
    </style:style>
    <style:style style:name="gr3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6cm" fo:min-width="0.402cm" fo:padding-top="0cm" fo:padding-bottom="0cm" fo:padding-left="0.25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1.366cm" fo:padding-top="0cm" fo:padding-bottom="0cm" fo:padding-left="0.133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1.575cm" fo:padding-top="0cm" fo:padding-bottom="0cm" fo:padding-left="0.133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1.365cm" fo:padding-top="0cm" fo:padding-bottom="0cm" fo:padding-left="0.133cm" fo:padding-right="0cm" fo:wrap-option="wrap" draw:shadow-color="#808080"/>
    </style:style>
    <style:style style:name="gr3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4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4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4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4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4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1.815cm" fo:padding-top="0cm" fo:padding-bottom="0cm" fo:padding-left="0.25cm" fo:padding-right="0cm" fo:wrap-option="wrap" draw:shadow-color="#808080"/>
    </style:style>
    <style:style style:name="gr4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067cm" fo:padding-top="0cm" fo:padding-bottom="0cm" fo:padding-left="0.25cm" fo:padding-right="0cm" fo:wrap-option="wrap" draw:shadow-color="#808080"/>
    </style:style>
    <style:style style:name="gr4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6cm" fo:min-width="0.052cm" fo:padding-top="0cm" fo:padding-bottom="0cm" fo:padding-left="0.25cm" fo:padding-right="0cm" fo:wrap-option="wrap" draw:shadow-color="#808080"/>
    </style:style>
    <style:style style:name="gr4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447cm" fo:padding-top="0cm" fo:padding-bottom="0cm" fo:padding-left="0.25cm" fo:padding-right="0cm" fo:wrap-option="wrap" draw:shadow-color="#808080"/>
    </style:style>
    <style:style style:name="gr4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6cm" fo:min-width="0.447cm" fo:padding-top="0cm" fo:padding-bottom="0cm" fo:padding-left="0.25cm" fo:padding-right="0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5cm" fo:min-width="1.366cm" fo:padding-top="0cm" fo:padding-bottom="0cm" fo:padding-left="0.133cm" fo:padding-right="0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1.575cm" fo:padding-top="0cm" fo:padding-bottom="0cm" fo:padding-left="0.133cm" fo:padding-right="0cm" fo:wrap-option="wrap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603cm" fo:min-width="0cm" fo:padding-top="0cm" fo:padding-bottom="0cm" fo:padding-left="0.25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7cm" fo:min-width="1.365cm" fo:padding-top="0cm" fo:padding-bottom="0cm" fo:padding-left="0.133cm" fo:padding-right="0cm" fo:wrap-option="wrap" draw:shadow-color="#808080"/>
    </style:style>
    <style:style style:name="gr5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5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5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5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5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5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1.815cm" fo:padding-top="0cm" fo:padding-bottom="0cm" fo:padding-left="0.25cm" fo:padding-right="0cm" fo:wrap-option="wrap" draw:shadow-color="#808080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068cm" fo:padding-top="0cm" fo:padding-bottom="0cm" fo:padding-left="0.25cm" fo:padding-right="0cm" fo:wrap-option="wrap" draw:shadow-color="#808080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7cm" fo:min-width="0.053cm" fo:padding-top="0cm" fo:padding-bottom="0cm" fo:padding-left="0.25cm" fo:padding-right="0cm" fo:wrap-option="wrap" draw:shadow-color="#808080"/>
    </style:style>
    <style:style style:name="gr6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458cm" fo:padding-top="0cm" fo:padding-bottom="0cm" fo:padding-left="0.25cm" fo:padding-right="0cm" fo:wrap-option="wrap" draw:shadow-color="#808080"/>
    </style:style>
    <style:style style:name="gr6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7cm" fo:min-width="0.458cm" fo:padding-top="0cm" fo:padding-bottom="0cm" fo:padding-left="0.25cm" fo:padding-right="0cm" fo:wrap-option="wrap" draw:shadow-color="#808080"/>
    </style:style>
    <style:style style:name="gr6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07cm" fo:min-width="0.636cm" fo:padding-top="0cm" fo:padding-bottom="0cm" fo:padding-left="0.25cm" fo:padding-right="0cm" fo:wrap-option="wrap" draw:shadow-color="#808080"/>
    </style:style>
    <style:style style:name="gr6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6cm" fo:min-width="0.636cm" fo:padding-top="0cm" fo:padding-bottom="0cm" fo:padding-left="0.25cm" fo:padding-right="0cm" fo:wrap-option="wrap" draw:shadow-color="#808080"/>
    </style:style>
    <style:style style:name="gr6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6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6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min-height="0.412cm" fo:min-width="0.697cm" fo:padding-top="0cm" fo:padding-bottom="0cm" fo:padding-left="0.25cm" fo:padding-right="0cm" fo:wrap-option="wrap" draw:shadow-color="#808080"/>
    </style:style>
    <style:style style:name="gr6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a6a6a6" draw:textarea-horizontal-align="justify" draw:textarea-vertical-align="middle" draw:auto-grow-height="false" fo:min-height="0.407cm" fo:min-width="0.697cm" fo:padding-top="0cm" fo:padding-bottom="0cm" fo:padding-left="0.25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5cm" fo:min-width="2.631cm" fo:padding-top="0cm" fo:padding-bottom="0cm" fo:padding-left="0.133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0.626cm" fo:min-width="2.623cm" fo:padding-top="0cm" fo:padding-bottom="0cm" fo:padding-left="0.133cm" fo:padding-right="0cm" fo:wrap-option="wrap" draw:shadow-color="#808080"/>
    </style:style>
    <style:style style:name="gr7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402cm" fo:padding-top="0cm" fo:padding-bottom="0cm" fo:padding-left="0.25cm" fo:padding-right="0cm" fo:wrap-option="wrap" draw:shadow-color="#808080"/>
    </style:style>
    <style:style style:name="gr7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79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0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36cm" fo:padding-top="0cm" fo:padding-bottom="0cm" fo:padding-left="0.25cm" fo:padding-right="0cm" fo:wrap-option="wrap" draw:shadow-color="#808080"/>
    </style:style>
    <style:style style:name="gr82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447cm" fo:padding-top="0cm" fo:padding-bottom="0cm" fo:padding-left="0.25cm" fo:padding-right="0cm" fo:wrap-option="wrap" draw:shadow-color="#808080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5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6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697cm" fo:padding-top="0cm" fo:padding-bottom="0cm" fo:padding-left="0.25cm" fo:padding-right="0cm" fo:wrap-option="wrap" draw:shadow-color="#808080"/>
    </style:style>
    <style:style style:name="gr87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458cm" fo:padding-top="0cm" fo:padding-bottom="0cm" fo:padding-left="0.25cm" fo:padding-right="0cm" fo:wrap-option="wrap" draw:shadow-color="#808080"/>
    </style:style>
    <style:style style:name="gr88" style:family="graphic" style:parent-style-name="standard" style:list-style-name="L2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min-height="0.406cm" fo:min-width="0.706cm" fo:padding-top="0cm" fo:padding-bottom="0cm" fo:padding-left="0.25cm" fo:padding-right="0cm" fo:wrap-option="wrap" draw:shadow-color="#808080"/>
    </style:style>
    <style:style style:name="gr8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line-height="100%" fo:text-align="end" fo:text-indent="0cm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1pt" style:font-size-asian="11pt" style:font-size-complex="11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loext:graphic-properties draw:fill="solid" draw:fill-color="#a6a6a6"/>
      <style:paragraph-properties fo:margin-left="0cm" fo:margin-right="0cm" fo:text-align="center" fo:text-indent="0cm"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12pt"/>
    </style:style>
    <style:style style:name="P13" style:family="paragraph">
      <style:paragraph-properties fo:margin-left="0cm" fo:margin-right="0cm" fo:line-height="100%" fo:text-align="end" fo:text-indent="0cm"/>
      <style:text-properties fo:font-size="12pt"/>
    </style:style>
    <style:style style:name="P1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2pt"/>
    </style:style>
    <style:style style:name="P15" style:family="paragraph">
      <loext:graphic-properties draw:fill="solid" draw:fill-color="#000000"/>
      <style:paragraph-properties fo:margin-left="0cm" fo:margin-right="0cm" fo:text-align="center" fo:text-indent="0cm" style:writing-mode="lr-tb" style:font-independent-line-spacing="true"/>
    </style:style>
    <style:style style:name="P16" style:family="paragraph">
      <loext:graphic-properties draw:fill-color="#ffffff"/>
    </style:style>
    <style:style style:name="T1" style:family="text">
      <style:text-properties fo:color="#000000" style:font-name="Liberation Sans Narrow" fo:language="en" fo:country="GB" style:font-name-asian="Segoe UI" style:language-asian="en" style:country-asian="GB" style:font-name-complex="Segoe UI" style:language-complex="en" style:country-complex="GB"/>
    </style:style>
    <style:style style:name="T2" style:family="text">
      <style:text-properties style:font-name="Liberation Sans Narrow" fo:language="en" fo:country="US" style:language-asian="en" style:country-asian="US" style:language-complex="en" style:country-complex="US"/>
    </style:style>
    <style:style style:name="T3" style:family="text">
      <style:text-properties fo:color="#000000" style:font-name="Liberation Sans Narrow" fo:language="en" fo:country="GB" style:font-name-asian="Segoe UI" style:font-size-asian="8pt" style:language-asian="en" style:country-asian="GB" style:font-name-complex="Segoe UI" style:font-size-complex="8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0.631cm" text:min-label-distance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-1.262cm" text:min-label-distance="1.26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-1.892cm" text:min-label-distance="1.892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-0.631cm" text:min-label-distance="0.63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-1.262cm" text:min-label-distance="1.26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-1.892cm" text:min-label-distance="1.892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-2.523cm" text:min-label-distance="2.523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1">
          <draw:line draw:name="Line 1" draw:style-name="gr1" draw:text-style-name="P1" draw:layer="layout" svg:x1="1.513cm" svg:y1="2.143cm" svg:x2="14.697cm" svg:y2="2.143cm">
            <text:p/>
          </draw:line>
          <draw:line draw:name="Line 5" draw:style-name="gr2" draw:text-style-name="P1" draw:layer="layout" svg:x1="1.92cm" svg:y1="1.974cm" svg:x2="1.92cm" svg:y2="2.311cm">
            <text:p/>
          </draw:line>
          <draw:line draw:name="Line 5" draw:style-name="gr3" draw:text-style-name="P1" draw:layer="layout" svg:x1="3.036cm" svg:y1="1.974cm" svg:x2="3.036cm" svg:y2="2.311cm">
            <text:p/>
          </draw:line>
          <draw:line draw:name="Line 5" draw:style-name="gr2" draw:text-style-name="P1" draw:layer="layout" svg:x1="5.269cm" svg:y1="1.974cm" svg:x2="5.269cm" svg:y2="2.311cm">
            <text:p/>
          </draw:line>
          <draw:line draw:name="Line 5" draw:style-name="gr2" draw:text-style-name="P1" draw:layer="layout" svg:x1="6.385cm" svg:y1="1.974cm" svg:x2="6.385cm" svg:y2="2.311cm">
            <text:p/>
          </draw:line>
          <draw:line draw:name="Line 5" draw:style-name="gr2" draw:text-style-name="P1" draw:layer="layout" svg:x1="8.618cm" svg:y1="1.974cm" svg:x2="8.618cm" svg:y2="2.311cm">
            <text:p/>
          </draw:line>
          <draw:line draw:name="Line 5" draw:style-name="gr2" draw:text-style-name="P1" draw:layer="layout" svg:x1="9.734cm" svg:y1="1.974cm" svg:x2="9.734cm" svg:y2="2.311cm">
            <text:p/>
          </draw:line>
          <draw:line draw:name="Line 5" draw:style-name="gr2" draw:text-style-name="P1" draw:layer="layout" svg:x1="10.851cm" svg:y1="1.974cm" svg:x2="10.851cm" svg:y2="2.311cm">
            <text:p/>
          </draw:line>
          <draw:line draw:name="Line 5" draw:style-name="gr2" draw:text-style-name="P1" draw:layer="layout" svg:x1="11.969cm" svg:y1="1.974cm" svg:x2="11.969cm" svg:y2="2.311cm">
            <text:p/>
          </draw:line>
          <draw:line draw:name="Line 5" draw:style-name="gr2" draw:text-style-name="P1" draw:layer="layout" svg:x1="13.085cm" svg:y1="1.974cm" svg:x2="13.085cm" svg:y2="2.311cm">
            <text:p/>
          </draw:line>
          <draw:line draw:name="Line 5" draw:style-name="gr2" draw:text-style-name="P1" draw:layer="layout" svg:x1="14.201cm" svg:y1="1.974cm" svg:x2="14.201cm" svg:y2="2.311cm">
            <text:p/>
          </draw:line>
          <draw:line draw:name="Line 5" draw:style-name="gr2" draw:text-style-name="P1" draw:layer="layout" svg:x1="7.502cm" svg:y1="1.974cm" svg:x2="7.502cm" svg:y2="2.311cm">
            <text:p/>
          </draw:line>
          <draw:line draw:name="Line 5" draw:style-name="gr3" draw:text-style-name="P1" draw:layer="layout" svg:x1="4.153cm" svg:y1="1.974cm" svg:x2="4.153cm" svg:y2="2.311cm">
            <text:p/>
          </draw:line>
        </draw:g>
        <draw:g draw:name="Group 15">
          <draw:custom-shape draw:name="CustomShape 11" draw:style-name="gr4" draw:text-style-name="P3" draw:layer="layout" svg:width="4.243cm" svg:height="1.369cm" svg:x="10.997cm" svg:y="0.072cm">
            <text:list text:style-name="L1">
              <text:list-header>
                <text:p text:style-name="P2"><text:span text:style-name="T1">Start pharmacological treatment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4" draw:layer="layout" svg:x1="10.838cm" svg:y1="0.056cm" svg:x2="10.85cm" svg:y2="1.87cm">
            <text:p/>
          </draw:line>
        </draw:g>
        <draw:g draw:name="Group 18">
          <draw:custom-shape draw:name="CustomShape 11" draw:style-name="gr6" draw:text-style-name="P3" draw:layer="layout" svg:width="2.844cm" svg:height="1.369cm" svg:x="3.11cm" svg:y="-0.049cm">
            <text:list text:style-name="L1">
              <text:list-header>
                <text:p text:style-name="P2"><text:span text:style-name="T1">Start differenti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" draw:style-name="gr5" draw:text-style-name="P4" draw:layer="layout" svg:x1="3.028cm" svg:y1="0.344cm" svg:x2="3.033cm" svg:y2="1.87cm">
            <text:p/>
          </draw:line>
        </draw:g>
        <draw:custom-shape draw:name="CustomShape 11" draw:style-name="gr7" draw:text-style-name="P6" draw:layer="layout" svg:width="4.246cm" svg:height="0.465cm" svg:x="10.553cm" svg:y="2.392cm">
          <text:list text:style-name="L1">
            <text:list-header>
              <text:p text:style-name="P5"><text:span text:style-name="T1">Time </text:span></text:p>
              <text:p text:style-name="P5"><text:span text:style-name="T1">(day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8" draw:text-style-name="P7" draw:layer="layout" svg:width="0.296cm" svg:height="0.404cm" svg:x="10.838cm" svg:y="2.741cm">
          <text:p/>
          <draw:enhanced-geometry svg:viewBox="0 0 21600 21600" draw:type="rectangle" draw:enhanced-path="M 0 0 L 21600 0 21600 21600 0 21600 0 0 Z N"/>
        </draw:custom-shape>
        <draw:custom-shape draw:name="Rectangle 23" draw:style-name="gr9" draw:text-style-name="P8" draw:layer="layout" svg:width="0.28cm" svg:height="0.407cm" svg:x="10.838cm" svg:y="3.285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10" draw:text-style-name="P10" draw:layer="layout" svg:width="1.499cm" svg:height="0.626cm" svg:x="1.404cm" svg:y="2.631cm">
          <text:list text:style-name="L1">
            <text:list-header>
              <text:p text:style-name="P9"><text:span text:style-name="T1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1" draw:text-style-name="P10" draw:layer="layout" svg:width="1.708cm" svg:height="0.627cm" svg:x="1.195cm" svg:y="3.175cm">
          <text:list text:style-name="L1">
            <text:list-header>
              <text:p text:style-name="P9"><text:span text:style-name="T1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12" draw:text-style-name="P10" draw:layer="layout" svg:width="2.756cm" svg:height="0.632cm" svg:x="0.147cm" svg:y="3.72cm">
          <text:list text:style-name="L1">
            <text:list-header>
              <text:p text:style-name="P9"><text:span text:style-name="T2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27" draw:style-name="gr13" draw:text-style-name="P11" draw:layer="layout" svg:width="0.218cm" svg:height="1.607cm" svg:x="1.272cm" svg:y="2.676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14" draw:text-style-name="P10" draw:layer="layout" svg:width="1.498cm" svg:height="0.627cm" svg:x="-0.397cm" svg:y="3.163cm">
          <text:list text:style-name="L1">
            <text:list-header>
              <text:p text:style-name="P9"><text:span text:style-name="T1">0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9" draw:style-name="gr15" draw:text-style-name="P7" draw:layer="layout" svg:width="0.947cm" svg:height="0.404cm" svg:x="9.736cm" svg:y="2.741cm">
          <text:p/>
          <draw:enhanced-geometry svg:viewBox="0 0 21600 21600" draw:type="rectangle" draw:enhanced-path="M 0 0 L 21600 0 21600 21600 0 21600 0 0 Z N"/>
        </draw:custom-shape>
        <draw:custom-shape draw:name="Rectangle 30" draw:style-name="gr16" draw:text-style-name="P7" draw:layer="layout" svg:width="0.947cm" svg:height="0.404cm" svg:x="8.618cm" svg:y="2.741cm">
          <text:p/>
          <draw:enhanced-geometry svg:viewBox="0 0 21600 21600" draw:type="rectangle" draw:enhanced-path="M 0 0 L 21600 0 21600 21600 0 21600 0 0 Z N"/>
        </draw:custom-shape>
        <draw:custom-shape draw:name="Rectangle 31" draw:style-name="gr17" draw:text-style-name="P7" draw:layer="layout" svg:width="0.947cm" svg:height="0.404cm" svg:x="7.5cm" svg:y="2.741cm">
          <text:p/>
          <draw:enhanced-geometry svg:viewBox="0 0 21600 21600" draw:type="rectangle" draw:enhanced-path="M 0 0 L 21600 0 21600 21600 0 21600 0 0 Z N"/>
        </draw:custom-shape>
        <draw:custom-shape draw:name="Rectangle 32" draw:style-name="gr18" draw:text-style-name="P7" draw:layer="layout" svg:width="0.947cm" svg:height="0.404cm" svg:x="6.382cm" svg:y="2.741cm">
          <text:p/>
          <draw:enhanced-geometry svg:viewBox="0 0 21600 21600" draw:type="rectangle" draw:enhanced-path="M 0 0 L 21600 0 21600 21600 0 21600 0 0 Z N"/>
        </draw:custom-shape>
        <draw:custom-shape draw:name="Rectangle 33" draw:style-name="gr19" draw:text-style-name="P7" draw:layer="layout" svg:width="0.947cm" svg:height="0.404cm" svg:x="5.264cm" svg:y="2.741cm">
          <text:p/>
          <draw:enhanced-geometry svg:viewBox="0 0 21600 21600" draw:type="rectangle" draw:enhanced-path="M 0 0 L 21600 0 21600 21600 0 21600 0 0 Z N"/>
        </draw:custom-shape>
        <draw:custom-shape draw:name="Rectangle 34" draw:style-name="gr20" draw:text-style-name="P7" draw:layer="layout" svg:width="2.065cm" svg:height="0.404cm" svg:x="3.028cm" svg:y="2.741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21" draw:text-style-name="P10" draw:layer="layout" svg:width="2.756cm" svg:height="0.627cm" svg:x="0.147cm" svg:y="5.58cm">
          <text:list text:style-name="L1">
            <text:list-header>
              <text:p text:style-name="P9"><text:span text:style-name="T2">³</text:span><text:span text:style-name="T1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2" draw:text-style-name="P10" draw:layer="layout" svg:width="1.499cm" svg:height="0.627cm" svg:x="1.404cm" svg:y="4.491cm">
          <text:list text:style-name="L1">
            <text:list-header>
              <text:p text:style-name="P9"><text:span text:style-name="T1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23" draw:text-style-name="P10" draw:layer="layout" svg:width="1.708cm" svg:height="0.626cm" svg:x="1.195cm" svg:y="5.036cm">
          <text:list text:style-name="L1">
            <text:list-header>
              <text:p text:style-name="P9"><text:span text:style-name="T1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38" draw:style-name="gr24" draw:text-style-name="P12" draw:layer="layout" svg:width="0.218cm" svg:height="1.612cm" svg:x="1.272cm" svg:y="4.531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25" draw:text-style-name="P14" draw:layer="layout" svg:width="1.498cm" svg:height="0.631cm" svg:x="-0.397cm" svg:y="5.02cm">
          <text:list text:style-name="L1">
            <text:list-header>
              <text:p text:style-name="P13"><text:span text:style-name="T3">1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26" draw:text-style-name="P7" draw:layer="layout" svg:width="0.947cm" svg:height="0.412cm" svg:x="9.736cm" svg:y="4.595cm">
          <text:p/>
          <draw:enhanced-geometry svg:viewBox="0 0 21600 21600" draw:type="rectangle" draw:enhanced-path="M 0 0 L 21600 0 21600 21600 0 21600 0 0 Z N"/>
        </draw:custom-shape>
        <draw:custom-shape draw:name="Rectangle 41" draw:style-name="gr27" draw:text-style-name="P7" draw:layer="layout" svg:width="0.947cm" svg:height="0.412cm" svg:x="8.618cm" svg:y="4.595cm">
          <text:p/>
          <draw:enhanced-geometry svg:viewBox="0 0 21600 21600" draw:type="rectangle" draw:enhanced-path="M 0 0 L 21600 0 21600 21600 0 21600 0 0 Z N"/>
        </draw:custom-shape>
        <draw:custom-shape draw:name="Rectangle 42" draw:style-name="gr28" draw:text-style-name="P7" draw:layer="layout" svg:width="0.947cm" svg:height="0.412cm" svg:x="7.5cm" svg:y="4.595cm">
          <text:p/>
          <draw:enhanced-geometry svg:viewBox="0 0 21600 21600" draw:type="rectangle" draw:enhanced-path="M 0 0 L 21600 0 21600 21600 0 21600 0 0 Z N"/>
        </draw:custom-shape>
        <draw:custom-shape draw:name="Rectangle 43" draw:style-name="gr29" draw:text-style-name="P7" draw:layer="layout" svg:width="0.947cm" svg:height="0.412cm" svg:x="6.382cm" svg:y="4.595cm">
          <text:p/>
          <draw:enhanced-geometry svg:viewBox="0 0 21600 21600" draw:type="rectangle" draw:enhanced-path="M 0 0 L 21600 0 21600 21600 0 21600 0 0 Z N"/>
        </draw:custom-shape>
        <draw:custom-shape draw:name="Rectangle 44" draw:style-name="gr30" draw:text-style-name="P7" draw:layer="layout" svg:width="0.947cm" svg:height="0.412cm" svg:x="5.264cm" svg:y="4.595cm">
          <text:p/>
          <draw:enhanced-geometry svg:viewBox="0 0 21600 21600" draw:type="rectangle" draw:enhanced-path="M 0 0 L 21600 0 21600 21600 0 21600 0 0 Z N"/>
        </draw:custom-shape>
        <draw:custom-shape draw:name="Rectangle 45" draw:style-name="gr31" draw:text-style-name="P7" draw:layer="layout" svg:width="2.065cm" svg:height="0.412cm" svg:x="3.028cm" svg:y="4.595cm">
          <text:p/>
          <draw:enhanced-geometry svg:viewBox="0 0 21600 21600" draw:type="rectangle" draw:enhanced-path="M 0 0 L 21600 0 21600 21600 0 21600 0 0 Z N"/>
        </draw:custom-shape>
        <draw:custom-shape draw:name="Rectangle 46" draw:style-name="gr32" draw:text-style-name="P7" draw:layer="layout" svg:width="0.319cm" svg:height="0.412cm" svg:x="11.653cm" svg:y="4.595cm">
          <text:p/>
          <draw:enhanced-geometry svg:viewBox="0 0 21600 21600" draw:type="rectangle" draw:enhanced-path="M 0 0 L 21600 0 21600 21600 0 21600 0 0 Z N"/>
        </draw:custom-shape>
        <draw:custom-shape draw:name="Rectangle 47" draw:style-name="gr33" draw:text-style-name="P8" draw:layer="layout" svg:width="0.303cm" svg:height="0.406cm" svg:x="11.669cm" svg:y="5.146cm">
          <text:p/>
          <draw:enhanced-geometry svg:viewBox="0 0 21600 21600" draw:type="rectangle" draw:enhanced-path="M 0 0 L 21600 0 21600 21600 0 21600 0 0 Z N"/>
        </draw:custom-shape>
        <draw:custom-shape draw:name="Rectangle 48" draw:style-name="gr34" draw:text-style-name="P7" draw:layer="layout" svg:width="0.652cm" svg:height="0.412cm" svg:x="10.838cm" svg:y="4.595cm">
          <text:p/>
          <draw:enhanced-geometry svg:viewBox="0 0 21600 21600" draw:type="rectangle" draw:enhanced-path="M 0 0 L 21600 0 21600 21600 0 21600 0 0 Z N"/>
        </draw:custom-shape>
        <draw:custom-shape draw:name="Rectangle 49" draw:style-name="gr35" draw:text-style-name="P8" draw:layer="layout" svg:width="0.652cm" svg:height="0.406cm" svg:x="10.838cm" svg:y="5.146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36" draw:text-style-name="P14" draw:layer="layout" svg:width="1.499cm" svg:height="0.627cm" svg:x="1.404cm" svg:y="6.398cm">
          <text:list text:style-name="L1">
            <text:list-header>
              <text:p text:style-name="P13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37" draw:text-style-name="P14" draw:layer="layout" svg:width="1.708cm" svg:height="0.626cm" svg:x="1.195cm" svg:y="6.944cm">
          <text:list text:style-name="L1">
            <text:list-header>
              <text:p text:style-name="P13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52" draw:style-name="gr13" draw:text-style-name="P12" draw:layer="layout" svg:width="0.218cm" svg:height="1.607cm" svg:x="1.272cm" svg:y="6.444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38" draw:text-style-name="P14" draw:layer="layout" svg:width="1.498cm" svg:height="0.626cm" svg:x="-0.397cm" svg:y="6.932cm">
          <text:list text:style-name="L1">
            <text:list-header>
              <text:p text:style-name="P13"><text:span text:style-name="T3">2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39" draw:text-style-name="P7" draw:layer="layout" svg:width="0.947cm" svg:height="0.407cm" svg:x="9.736cm" svg:y="6.497cm">
          <text:p/>
          <draw:enhanced-geometry svg:viewBox="0 0 21600 21600" draw:type="rectangle" draw:enhanced-path="M 0 0 L 21600 0 21600 21600 0 21600 0 0 Z N"/>
        </draw:custom-shape>
        <draw:custom-shape draw:name="Rectangle 55" draw:style-name="gr40" draw:text-style-name="P7" draw:layer="layout" svg:width="0.947cm" svg:height="0.407cm" svg:x="8.618cm" svg:y="6.497cm">
          <text:p/>
          <draw:enhanced-geometry svg:viewBox="0 0 21600 21600" draw:type="rectangle" draw:enhanced-path="M 0 0 L 21600 0 21600 21600 0 21600 0 0 Z N"/>
        </draw:custom-shape>
        <draw:custom-shape draw:name="Rectangle 56" draw:style-name="gr41" draw:text-style-name="P7" draw:layer="layout" svg:width="0.947cm" svg:height="0.407cm" svg:x="7.5cm" svg:y="6.497cm">
          <text:p/>
          <draw:enhanced-geometry svg:viewBox="0 0 21600 21600" draw:type="rectangle" draw:enhanced-path="M 0 0 L 21600 0 21600 21600 0 21600 0 0 Z N"/>
        </draw:custom-shape>
        <draw:custom-shape draw:name="Rectangle 57" draw:style-name="gr42" draw:text-style-name="P7" draw:layer="layout" svg:width="0.947cm" svg:height="0.407cm" svg:x="6.382cm" svg:y="6.497cm">
          <text:p/>
          <draw:enhanced-geometry svg:viewBox="0 0 21600 21600" draw:type="rectangle" draw:enhanced-path="M 0 0 L 21600 0 21600 21600 0 21600 0 0 Z N"/>
        </draw:custom-shape>
        <draw:custom-shape draw:name="Rectangle 58" draw:style-name="gr43" draw:text-style-name="P7" draw:layer="layout" svg:width="0.947cm" svg:height="0.407cm" svg:x="5.264cm" svg:y="6.497cm">
          <text:p/>
          <draw:enhanced-geometry svg:viewBox="0 0 21600 21600" draw:type="rectangle" draw:enhanced-path="M 0 0 L 21600 0 21600 21600 0 21600 0 0 Z N"/>
        </draw:custom-shape>
        <draw:custom-shape draw:name="Rectangle 59" draw:style-name="gr44" draw:text-style-name="P7" draw:layer="layout" svg:width="2.065cm" svg:height="0.407cm" svg:x="3.028cm" svg:y="6.497cm">
          <text:p/>
          <draw:enhanced-geometry svg:viewBox="0 0 21600 21600" draw:type="rectangle" draw:enhanced-path="M 0 0 L 21600 0 21600 21600 0 21600 0 0 Z N"/>
        </draw:custom-shape>
        <draw:custom-shape draw:name="Rectangle 60" draw:style-name="gr45" draw:text-style-name="P7" draw:layer="layout" svg:width="0.317cm" svg:height="0.407cm" svg:x="12.764cm" svg:y="6.497cm">
          <text:p/>
          <draw:enhanced-geometry svg:viewBox="0 0 21600 21600" draw:type="rectangle" draw:enhanced-path="M 0 0 L 21600 0 21600 21600 0 21600 0 0 Z N"/>
        </draw:custom-shape>
        <draw:custom-shape draw:name="Rectangle 61" draw:style-name="gr46" draw:text-style-name="P8" draw:layer="layout" svg:width="0.302cm" svg:height="0.406cm" svg:x="12.779cm" svg:y="7.053cm">
          <text:p/>
          <draw:enhanced-geometry svg:viewBox="0 0 21600 21600" draw:type="rectangle" draw:enhanced-path="M 0 0 L 21600 0 21600 21600 0 21600 0 0 Z N"/>
        </draw:custom-shape>
        <draw:custom-shape draw:name="Rectangle 62" draw:style-name="gr47" draw:text-style-name="P7" draw:layer="layout" svg:width="0.697cm" svg:height="0.407cm" svg:x="11.949cm" svg:y="6.497cm">
          <text:p/>
          <draw:enhanced-geometry svg:viewBox="0 0 21600 21600" draw:type="rectangle" draw:enhanced-path="M 0 0 L 21600 0 21600 21600 0 21600 0 0 Z N"/>
        </draw:custom-shape>
        <draw:custom-shape draw:name="Rectangle 63" draw:style-name="gr48" draw:text-style-name="P8" draw:layer="layout" svg:width="0.697cm" svg:height="0.406cm" svg:x="11.949cm" svg:y="7.053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49" draw:text-style-name="P14" draw:layer="layout" svg:width="1.499cm" svg:height="0.625cm" svg:x="1.404cm" svg:y="8.191cm">
          <text:list text:style-name="L1">
            <text:list-header>
              <text:p text:style-name="P13"><text:span text:style-name="T3">D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50" draw:text-style-name="P14" draw:layer="layout" svg:width="1.708cm" svg:height="0.626cm" svg:x="1.195cm" svg:y="8.741cm">
          <text:list text:style-name="L1">
            <text:list-header>
              <text:p text:style-name="P13"><text:span text:style-name="T3">±T±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Left Brace 66" draw:style-name="gr51" draw:text-style-name="P12" draw:layer="layout" svg:width="0.218cm" svg:height="1.611cm" svg:x="1.272cm" svg:y="8.237cm">
          <text:p/>
          <draw:enhanced-geometry svg:viewBox="0 0 21600 21600" draw:glue-points="21600 0 0 10800 21600 21600" draw:text-areas="13800 ?f9 21600 ?f10" draw:type="left-brace" draw:modifiers="18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CustomShape 11" draw:style-name="gr52" draw:text-style-name="P14" draw:layer="layout" svg:width="1.498cm" svg:height="0.627cm" svg:x="-0.397cm" svg:y="8.723cm">
          <text:list text:style-name="L1">
            <text:list-header>
              <text:p text:style-name="P13"><text:span text:style-name="T3">3 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8" draw:style-name="gr53" draw:text-style-name="P7" draw:layer="layout" svg:width="0.947cm" svg:height="0.412cm" svg:x="9.736cm" svg:y="8.294cm">
          <text:p/>
          <draw:enhanced-geometry svg:viewBox="0 0 21600 21600" draw:type="rectangle" draw:enhanced-path="M 0 0 L 21600 0 21600 21600 0 21600 0 0 Z N"/>
        </draw:custom-shape>
        <draw:custom-shape draw:name="Rectangle 69" draw:style-name="gr54" draw:text-style-name="P7" draw:layer="layout" svg:width="0.947cm" svg:height="0.412cm" svg:x="8.618cm" svg:y="8.294cm">
          <text:p/>
          <draw:enhanced-geometry svg:viewBox="0 0 21600 21600" draw:type="rectangle" draw:enhanced-path="M 0 0 L 21600 0 21600 21600 0 21600 0 0 Z N"/>
        </draw:custom-shape>
        <draw:custom-shape draw:name="Rectangle 70" draw:style-name="gr55" draw:text-style-name="P7" draw:layer="layout" svg:width="0.947cm" svg:height="0.412cm" svg:x="7.5cm" svg:y="8.294cm">
          <text:p/>
          <draw:enhanced-geometry svg:viewBox="0 0 21600 21600" draw:type="rectangle" draw:enhanced-path="M 0 0 L 21600 0 21600 21600 0 21600 0 0 Z N"/>
        </draw:custom-shape>
        <draw:custom-shape draw:name="Rectangle 71" draw:style-name="gr56" draw:text-style-name="P7" draw:layer="layout" svg:width="0.947cm" svg:height="0.412cm" svg:x="6.382cm" svg:y="8.294cm">
          <text:p/>
          <draw:enhanced-geometry svg:viewBox="0 0 21600 21600" draw:type="rectangle" draw:enhanced-path="M 0 0 L 21600 0 21600 21600 0 21600 0 0 Z N"/>
        </draw:custom-shape>
        <draw:custom-shape draw:name="Rectangle 72" draw:style-name="gr57" draw:text-style-name="P7" draw:layer="layout" svg:width="0.947cm" svg:height="0.412cm" svg:x="5.264cm" svg:y="8.294cm">
          <text:p/>
          <draw:enhanced-geometry svg:viewBox="0 0 21600 21600" draw:type="rectangle" draw:enhanced-path="M 0 0 L 21600 0 21600 21600 0 21600 0 0 Z N"/>
        </draw:custom-shape>
        <draw:custom-shape draw:name="Rectangle 73" draw:style-name="gr58" draw:text-style-name="P7" draw:layer="layout" svg:width="2.065cm" svg:height="0.412cm" svg:x="3.028cm" svg:y="8.294cm">
          <text:p/>
          <draw:enhanced-geometry svg:viewBox="0 0 21600 21600" draw:type="rectangle" draw:enhanced-path="M 0 0 L 21600 0 21600 21600 0 21600 0 0 Z N"/>
        </draw:custom-shape>
        <draw:custom-shape draw:name="Rectangle 74" draw:style-name="gr59" draw:text-style-name="P7" draw:layer="layout" svg:width="0.318cm" svg:height="0.412cm" svg:x="13.897cm" svg:y="8.294cm">
          <text:p/>
          <draw:enhanced-geometry svg:viewBox="0 0 21600 21600" draw:type="rectangle" draw:enhanced-path="M 0 0 L 21600 0 21600 21600 0 21600 0 0 Z N"/>
        </draw:custom-shape>
        <draw:custom-shape draw:name="Rectangle 75" draw:style-name="gr60" draw:text-style-name="P8" draw:layer="layout" svg:width="0.303cm" svg:height="0.407cm" svg:x="13.912cm" svg:y="8.845cm">
          <text:p/>
          <draw:enhanced-geometry svg:viewBox="0 0 21600 21600" draw:type="rectangle" draw:enhanced-path="M 0 0 L 21600 0 21600 21600 0 21600 0 0 Z N"/>
        </draw:custom-shape>
        <draw:custom-shape draw:name="Rectangle 76" draw:style-name="gr61" draw:text-style-name="P7" draw:layer="layout" svg:width="0.708cm" svg:height="0.412cm" svg:x="13.081cm" svg:y="8.294cm">
          <text:p/>
          <draw:enhanced-geometry svg:viewBox="0 0 21600 21600" draw:type="rectangle" draw:enhanced-path="M 0 0 L 21600 0 21600 21600 0 21600 0 0 Z N"/>
        </draw:custom-shape>
        <draw:custom-shape draw:name="Rectangle 77" draw:style-name="gr62" draw:text-style-name="P8" draw:layer="layout" svg:width="0.708cm" svg:height="0.407cm" svg:x="13.081cm" svg:y="8.845cm">
          <text:p/>
          <draw:enhanced-geometry svg:viewBox="0 0 21600 21600" draw:type="rectangle" draw:enhanced-path="M 0 0 L 21600 0 21600 21600 0 21600 0 0 Z N"/>
        </draw:custom-shape>
        <draw:custom-shape draw:name="Rectangle 78" draw:style-name="gr63" draw:text-style-name="P7" draw:layer="layout" svg:width="0.886cm" svg:height="0.407cm" svg:x="10.838cm" svg:y="6.497cm">
          <text:p/>
          <draw:enhanced-geometry svg:viewBox="0 0 21600 21600" draw:type="rectangle" draw:enhanced-path="M 0 0 L 21600 0 21600 21600 0 21600 0 0 Z N"/>
        </draw:custom-shape>
        <draw:custom-shape draw:name="Rectangle 79" draw:style-name="gr64" draw:text-style-name="P8" draw:layer="layout" svg:width="0.886cm" svg:height="0.406cm" svg:x="10.838cm" svg:y="7.053cm">
          <text:p/>
          <draw:enhanced-geometry svg:viewBox="0 0 21600 21600" draw:type="rectangle" draw:enhanced-path="M 0 0 L 21600 0 21600 21600 0 21600 0 0 Z N"/>
        </draw:custom-shape>
        <draw:custom-shape draw:name="Rectangle 80" draw:style-name="gr65" draw:text-style-name="P7" draw:layer="layout" svg:width="0.947cm" svg:height="0.412cm" svg:x="10.838cm" svg:y="8.294cm">
          <text:p/>
          <draw:enhanced-geometry svg:viewBox="0 0 21600 21600" draw:type="rectangle" draw:enhanced-path="M 0 0 L 21600 0 21600 21600 0 21600 0 0 Z N"/>
        </draw:custom-shape>
        <draw:custom-shape draw:name="Rectangle 81" draw:style-name="gr66" draw:text-style-name="P8" draw:layer="layout" svg:width="0.947cm" svg:height="0.407cm" svg:x="10.838cm" svg:y="8.845cm">
          <text:p/>
          <draw:enhanced-geometry svg:viewBox="0 0 21600 21600" draw:type="rectangle" draw:enhanced-path="M 0 0 L 21600 0 21600 21600 0 21600 0 0 Z N"/>
        </draw:custom-shape>
        <draw:custom-shape draw:name="Rectangle 82" draw:style-name="gr67" draw:text-style-name="P7" draw:layer="layout" svg:width="0.947cm" svg:height="0.412cm" svg:x="11.949cm" svg:y="8.294cm">
          <text:p/>
          <draw:enhanced-geometry svg:viewBox="0 0 21600 21600" draw:type="rectangle" draw:enhanced-path="M 0 0 L 21600 0 21600 21600 0 21600 0 0 Z N"/>
        </draw:custom-shape>
        <draw:custom-shape draw:name="Rectangle 83" draw:style-name="gr68" draw:text-style-name="P8" draw:layer="layout" svg:width="0.947cm" svg:height="0.407cm" svg:x="11.949cm" svg:y="8.845cm">
          <text:p/>
          <draw:enhanced-geometry svg:viewBox="0 0 21600 21600" draw:type="rectangle" draw:enhanced-path="M 0 0 L 21600 0 21600 21600 0 21600 0 0 Z N"/>
        </draw:custom-shape>
        <draw:custom-shape draw:name="CustomShape 11" draw:style-name="gr69" draw:text-style-name="P14" draw:layer="layout" svg:width="2.764cm" svg:height="0.625cm" svg:x="0.154cm" svg:y="7.5cm">
          <text:list text:style-name="L1">
            <text:list-header>
              <text:p text:style-name="P13"><text:span text:style-name="T2">³</text:span><text:span text:style-name="T3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stomShape 11" draw:style-name="gr70" draw:text-style-name="P14" draw:layer="layout" svg:width="2.756cm" svg:height="0.626cm" svg:x="0.147cm" svg:y="9.28cm">
          <text:list text:style-name="L1">
            <text:list-header>
              <text:p text:style-name="P13"><text:span text:style-name="T2">³</text:span><text:span text:style-name="T3">H-Ph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6" draw:style-name="gr71" draw:text-style-name="P15" draw:layer="layout" svg:width="0.947cm" svg:height="0.406cm" svg:x="9.736cm" svg:y="3.841cm">
          <text:p/>
          <draw:enhanced-geometry svg:viewBox="0 0 21600 21600" draw:type="rectangle" draw:enhanced-path="M 0 0 L 21600 0 21600 21600 0 21600 0 0 Z N"/>
        </draw:custom-shape>
        <draw:custom-shape draw:name="Rectangle 87" draw:style-name="gr72" draw:text-style-name="P15" draw:layer="layout" svg:width="0.947cm" svg:height="0.406cm" svg:x="8.618cm" svg:y="3.841cm">
          <text:p/>
          <draw:enhanced-geometry svg:viewBox="0 0 21600 21600" draw:type="rectangle" draw:enhanced-path="M 0 0 L 21600 0 21600 21600 0 21600 0 0 Z N"/>
        </draw:custom-shape>
        <draw:custom-shape draw:name="Rectangle 88" draw:style-name="gr73" draw:text-style-name="P15" draw:layer="layout" svg:width="0.947cm" svg:height="0.406cm" svg:x="7.5cm" svg:y="3.841cm">
          <text:p/>
          <draw:enhanced-geometry svg:viewBox="0 0 21600 21600" draw:type="rectangle" draw:enhanced-path="M 0 0 L 21600 0 21600 21600 0 21600 0 0 Z N"/>
        </draw:custom-shape>
        <draw:custom-shape draw:name="Rectangle 89" draw:style-name="gr74" draw:text-style-name="P15" draw:layer="layout" svg:width="0.947cm" svg:height="0.406cm" svg:x="9.736cm" svg:y="5.662cm">
          <text:p/>
          <draw:enhanced-geometry svg:viewBox="0 0 21600 21600" draw:type="rectangle" draw:enhanced-path="M 0 0 L 21600 0 21600 21600 0 21600 0 0 Z N"/>
        </draw:custom-shape>
        <draw:custom-shape draw:name="Rectangle 90" draw:style-name="gr75" draw:text-style-name="P15" draw:layer="layout" svg:width="0.947cm" svg:height="0.406cm" svg:x="8.618cm" svg:y="5.662cm">
          <text:p/>
          <draw:enhanced-geometry svg:viewBox="0 0 21600 21600" draw:type="rectangle" draw:enhanced-path="M 0 0 L 21600 0 21600 21600 0 21600 0 0 Z N"/>
        </draw:custom-shape>
        <draw:custom-shape draw:name="Rectangle 91" draw:style-name="gr76" draw:text-style-name="P15" draw:layer="layout" svg:width="0.947cm" svg:height="0.406cm" svg:x="7.5cm" svg:y="5.662cm">
          <text:p/>
          <draw:enhanced-geometry svg:viewBox="0 0 21600 21600" draw:type="rectangle" draw:enhanced-path="M 0 0 L 21600 0 21600 21600 0 21600 0 0 Z N"/>
        </draw:custom-shape>
        <draw:custom-shape draw:name="Rectangle 92" draw:style-name="gr77" draw:text-style-name="P15" draw:layer="layout" svg:width="0.652cm" svg:height="0.406cm" svg:x="10.838cm" svg:y="5.662cm">
          <text:p/>
          <draw:enhanced-geometry svg:viewBox="0 0 21600 21600" draw:type="rectangle" draw:enhanced-path="M 0 0 L 21600 0 21600 21600 0 21600 0 0 Z N"/>
        </draw:custom-shape>
        <draw:custom-shape draw:name="Rectangle 93" draw:style-name="gr78" draw:text-style-name="P15" draw:layer="layout" svg:width="0.947cm" svg:height="0.406cm" svg:x="9.736cm" svg:y="7.581cm">
          <text:p/>
          <draw:enhanced-geometry svg:viewBox="0 0 21600 21600" draw:type="rectangle" draw:enhanced-path="M 0 0 L 21600 0 21600 21600 0 21600 0 0 Z N"/>
        </draw:custom-shape>
        <draw:custom-shape draw:name="Rectangle 94" draw:style-name="gr79" draw:text-style-name="P15" draw:layer="layout" svg:width="0.947cm" svg:height="0.406cm" svg:x="8.618cm" svg:y="7.581cm">
          <text:p/>
          <draw:enhanced-geometry svg:viewBox="0 0 21600 21600" draw:type="rectangle" draw:enhanced-path="M 0 0 L 21600 0 21600 21600 0 21600 0 0 Z N"/>
        </draw:custom-shape>
        <draw:custom-shape draw:name="Rectangle 95" draw:style-name="gr80" draw:text-style-name="P15" draw:layer="layout" svg:width="0.947cm" svg:height="0.406cm" svg:x="7.477cm" svg:y="7.581cm">
          <text:p/>
          <draw:enhanced-geometry svg:viewBox="0 0 21600 21600" draw:type="rectangle" draw:enhanced-path="M 0 0 L 21600 0 21600 21600 0 21600 0 0 Z N"/>
        </draw:custom-shape>
        <draw:custom-shape draw:name="Rectangle 96" draw:style-name="gr81" draw:text-style-name="P15" draw:layer="layout" svg:width="0.886cm" svg:height="0.406cm" svg:x="10.838cm" svg:y="7.581cm">
          <text:p/>
          <draw:enhanced-geometry svg:viewBox="0 0 21600 21600" draw:type="rectangle" draw:enhanced-path="M 0 0 L 21600 0 21600 21600 0 21600 0 0 Z N"/>
        </draw:custom-shape>
        <draw:custom-shape draw:name="Rectangle 97" draw:style-name="gr82" draw:text-style-name="P15" draw:layer="layout" svg:width="0.697cm" svg:height="0.406cm" svg:x="11.949cm" svg:y="7.581cm">
          <text:p/>
          <draw:enhanced-geometry svg:viewBox="0 0 21600 21600" draw:type="rectangle" draw:enhanced-path="M 0 0 L 21600 0 21600 21600 0 21600 0 0 Z N"/>
        </draw:custom-shape>
        <draw:custom-shape draw:name="Rectangle 98" draw:style-name="gr83" draw:text-style-name="P15" draw:layer="layout" svg:width="0.947cm" svg:height="0.406cm" svg:x="10.838cm" svg:y="9.39cm">
          <text:p/>
          <draw:enhanced-geometry svg:viewBox="0 0 21600 21600" draw:type="rectangle" draw:enhanced-path="M 0 0 L 21600 0 21600 21600 0 21600 0 0 Z N"/>
        </draw:custom-shape>
        <draw:custom-shape draw:name="Rectangle 99" draw:style-name="gr84" draw:text-style-name="P15" draw:layer="layout" svg:width="0.947cm" svg:height="0.406cm" svg:x="9.752cm" svg:y="9.39cm">
          <text:p/>
          <draw:enhanced-geometry svg:viewBox="0 0 21600 21600" draw:type="rectangle" draw:enhanced-path="M 0 0 L 21600 0 21600 21600 0 21600 0 0 Z N"/>
        </draw:custom-shape>
        <draw:custom-shape draw:name="Rectangle 100" draw:style-name="gr85" draw:text-style-name="P15" draw:layer="layout" svg:width="0.947cm" svg:height="0.406cm" svg:x="8.602cm" svg:y="9.39cm">
          <text:p/>
          <draw:enhanced-geometry svg:viewBox="0 0 21600 21600" draw:type="rectangle" draw:enhanced-path="M 0 0 L 21600 0 21600 21600 0 21600 0 0 Z N"/>
        </draw:custom-shape>
        <draw:custom-shape draw:name="Rectangle 101" draw:style-name="gr86" draw:text-style-name="P15" draw:layer="layout" svg:width="0.947cm" svg:height="0.406cm" svg:x="11.949cm" svg:y="9.39cm">
          <text:p/>
          <draw:enhanced-geometry svg:viewBox="0 0 21600 21600" draw:type="rectangle" draw:enhanced-path="M 0 0 L 21600 0 21600 21600 0 21600 0 0 Z N"/>
        </draw:custom-shape>
        <draw:custom-shape draw:name="Rectangle 102" draw:style-name="gr87" draw:text-style-name="P15" draw:layer="layout" svg:width="0.708cm" svg:height="0.406cm" svg:x="13.081cm" svg:y="9.39cm">
          <text:p/>
          <draw:enhanced-geometry svg:viewBox="0 0 21600 21600" draw:type="rectangle" draw:enhanced-path="M 0 0 L 21600 0 21600 21600 0 21600 0 0 Z N"/>
        </draw:custom-shape>
        <draw:custom-shape draw:name="Rectangle 103" draw:style-name="gr88" draw:text-style-name="P15" draw:layer="layout" svg:width="0.956cm" svg:height="0.406cm" svg:x="7.507cm" svg:y="9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3" draw:display-name="msArrowEnd 3" svg:viewBox="0 0 140 350" svg:d="M70 0l70 350h-14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3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8cm" fo:margin-bottom="0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4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01cm" svg:x="0.762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0.701cm" svg:x="5.21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0.701cm" svg:x="10.927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6-01T07:15:19.405041468</meta:creation-date>
    <dc:date>2015-06-01T07:17:44.411575115</dc:date>
    <dc:creator>ayf </dc:creator>
    <meta:editing-duration>PT2M25S</meta:editing-duration>
    <meta:editing-cycles>1</meta:editing-cycles>
    <meta:document-statistic meta:object-count="126"/>
    <meta:generator>LibreOffice/4.4.3.2$Linux_X86_64 LibreOffice_project/40m0$Build-2</meta:generator>
  </office:meta>
</office:document-meta>
</file>